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ah</text:p>
          </table:table-cell>
          <table:table-cell/>
          <table:table-cell office:value-type="string" calcext:value-type="string">
            <text:p>Celsios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([.A3] - 32)*5/9" office:value-type="float" office:value="26.6666666666667" calcext:value-type="float">
            <text:p>26.666666666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&gt;</text:p>
          </table:table-cell>
          <table:table-cell table:formula="of:=([.A4] - 32)*5/9" office:value-type="float" office:value="15.5555555555556" calcext:value-type="float">
            <text:p>15.5555555556</text:p>
          </table:table-cell>
          <table:table-cell/>
          <table:table-cell office:value-type="string" calcext:value-type="string">
            <text:p>SAE 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([.A5] - 32)*5/9" office:value-type="float" office:value="-1.11111111111111" calcext:value-type="float">
            <text:p>-1.111111111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([.A6] - 32)*5/9" office:value-type="float" office:value="32.2222222222222" calcext:value-type="float">
            <text:p>32.222222222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([.A7] - 32)*5/9" office:value-type="float" office:value="4.44444444444444" calcext:value-type="float">
            <text:p>4.4444444444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([.A8] - 32)*5/9" office:value-type="float" office:value="118.333333333333" calcext:value-type="float">
            <text:p>118.333333333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([.A9] - 32)*5/9" office:value-type="float" office:value="4.44444444444444" calcext:value-type="float">
            <text:p>4.444444444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00/00/00</text:date>, <text:time style:data-style-name="N2" text:time-value="07:51:29.747898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07:51:37.368776821</meta:creation-date>
    <meta:editing-duration>PT42S</meta:editing-duration>
    <meta:editing-cycles>2</meta:editing-cycles>
    <meta:generator>LibreOffice/5.1.6.2$Linux_X86_64 LibreOffice_project/10m0$Build-2</meta:generator>
    <dc:date>2018-07-17T07:52:11.359010375</dc:date>
    <meta:document-statistic meta:table-count="1" meta:cell-count="18" meta:object-count="0"/>
  </office:meta>
</office:document-meta>
</file>